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 Come, O Come, Emmanuel</text:p>
      <text:p text:style-name="P1"/>
      <text:p text:style-name="P3">O come, O come, Emmanuel,</text:p>
      <text:p text:style-name="P3">And ransom captive Israel,</text:p>
      <text:p text:style-name="P3">That mourns in lonely exile here,</text:p>
      <text:p text:style-name="P3">Until the Son of God appear.</text:p>
      <text:p text:style-name="P3"/>
      <text:p text:style-name="P3">O come, Thou Dayspring, come and cheer</text:p>
      <text:p text:style-name="P3">Our spirits by Thine advent here,</text:p>
      <text:p text:style-name="P3">Disperse the gloomy clouds of night,</text:p>
      <text:p text:style-name="P3">And death's dark shadow put to flight.</text:p>
      <text:p text:style-name="P3"/>
      <text:p text:style-name="P3">O come, Thou Wisdom from on high,</text:p>
      <text:p text:style-name="P3">And order all things far and nigh;</text:p>
      <text:p text:style-name="P3">To us the path of knowledge show,</text:p>
      <text:p text:style-name="P3">And cause us in her ways to go.</text:p>
      <text:p text:style-name="P3"/>
      <text:p text:style-name="P3">O come, desire of nations, bind</text:p>
      <text:p text:style-name="P3">In one the hearts of all mankind;</text:p>
      <text:p text:style-name="P3">Bid Thou our sad divisions cease,</text:p>
      <text:p text:style-name="P3">And be Thyself our King of peace.</text:p>
      <text:p text:style-name="P3"/>
      <text:p text:style-name="P3"><text:span text:style-name="T1">Refrain</text:span></text:p>
      <text:p text:style-name="P3"><text:span text:style-name="T1"/></text:p>
      <text:p text:style-name="P3"><text:span text:style-name="T1">Rejoice! Rejoice! Emmanuel!</text:span></text:p>
      <text:p text:style-name="P3"><text:span text:style-name="T1">Shall come to thee, O Israel!</text:span></text:p>
      <text:p text:style-name="P3"/>
      <text:p text:style-name="P3">Composer: Adapted from Plainsong, Mode 1</text:p>
      <text:p text:style-name="P3"><text:tab/><text:tab/><text:tab/>Thomas Helmore</text:p>
      <text:p text:style-name="P3">Lyricist: Latin, c 9<text:span text:style-name="T2">th</text:span> century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22T09:04:18</meta:creation-date>
    <meta:editing-duration>PT10M34S</meta:editing-duration>
    <meta:editing-cycles>2</meta:editing-cycles>
    <meta:generator>OpenOffice/4.1.5$Unix OpenOffice.org_project/415m1$Build-9789</meta:generator>
    <meta:initial-creator>Hank Warren</meta:initial-creator>
    <meta:document-statistic meta:table-count="0" meta:image-count="0" meta:object-count="0" meta:page-count="1" meta:paragraph-count="23" meta:word-count="130" meta:character-count="693"/>
    <dc:date>2018-12-22T09:14:52</dc:date>
    <dc:creator>Hank Warren</dc:creator>
    <meta:template xlink:type="simple" xlink:actuate="onRequest" xlink:title="TubaHymn" xlink:href="../../../../../../Library/Application%20Support/OpenOffice/4/user/template/TubaHymn.ott" meta:date="2018-12-22T09:04:18"/>
  </office:meta>
</office:document-meta>
</file>